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4fc9b" officeooo:paragraph-rsid="0004fc9b"/>
    </style:style>
    <style:style style:name="P2" style:family="paragraph" style:parent-style-name="Standard">
      <style:paragraph-properties fo:line-height="150%"/>
      <style:text-properties officeooo:rsid="00068151" officeooo:paragraph-rsid="00068151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fo:font-weight="bold" officeooo:rsid="0004fc9b" officeooo:paragraph-rsid="0004fc9b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/>
      <style:text-properties fo:font-weight="bold" officeooo:rsid="0004fc9b" officeooo:paragraph-rsid="0004fc9b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8pt" fo:font-weight="bold" officeooo:rsid="0004fc9b" officeooo:paragraph-rsid="0004fc9b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50%" fo:break-before="page"/>
      <style:text-properties officeooo:rsid="0004fc9b" officeooo:paragraph-rsid="0004fc9b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line-height="150%"/>
      <style:text-properties officeooo:rsid="00074eb0" officeooo:paragraph-rsid="00074eb0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 style:list-style-name="L1">
      <style:paragraph-properties fo:line-height="150%"/>
    </style:style>
    <style:style style:name="P12" style:family="paragraph" style:parent-style-name="Standard" style:list-style-name="L2">
      <style:paragraph-properties fo:line-height="150%"/>
    </style:style>
    <style:style style:name="P13" style:family="paragraph" style:parent-style-name="Standard" style:list-style-name="L3">
      <style:paragraph-properties fo:line-height="150%"/>
    </style:style>
    <style:style style:name="P14" style:family="paragraph" style:parent-style-name="Standard">
      <style:paragraph-properties fo:line-height="150%"/>
      <style:text-properties officeooo:rsid="0004fc9b" officeooo:paragraph-rsid="0004fc9b"/>
    </style:style>
    <style:style style:name="P15" style:family="paragraph" style:parent-style-name="Standard">
      <style:paragraph-properties fo:line-height="150%"/>
      <style:text-properties officeooo:rsid="0004fc9b" officeooo:paragraph-rsid="0010edf4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List_20_Paragraph" style:list-style-name="L1">
      <style:paragraph-properties fo:line-height="150%"/>
      <style:text-properties officeooo:rsid="00074eb0" officeooo:paragraph-rsid="000e3668"/>
    </style:style>
    <style:style style:name="P18" style:family="paragraph" style:parent-style-name="List_20_Paragraph" style:list-style-name="L1">
      <style:text-properties officeooo:paragraph-rsid="000cad60"/>
    </style:style>
    <style:style style:name="P19" style:family="paragraph" style:parent-style-name="List_20_Paragraph" style:list-style-name="L1">
      <style:text-properties officeooo:paragraph-rsid="000e3668"/>
    </style:style>
    <style:style style:name="P20" style:family="paragraph" style:parent-style-name="List_20_Paragraph" style:list-style-name="L1">
      <style:paragraph-properties fo:margin-left="0cm" fo:margin-right="0cm" fo:text-indent="0cm" style:auto-text-indent="false"/>
      <style:text-properties officeooo:rsid="00074eb0" officeooo:paragraph-rsid="000cad60"/>
    </style:style>
    <style:style style:name="T1" style:family="text">
      <style:text-properties officeooo:rsid="0008ffc4"/>
    </style:style>
    <style:style style:name="T2" style:family="text">
      <style:text-properties fo:font-style="italic" fo:font-weight="bold" officeooo:rsid="0008ffc4" style:font-style-asian="italic" style:font-weight-asian="bold" style:font-style-complex="italic" style:font-weight-complex="bold"/>
    </style:style>
    <style:style style:name="T3" style:family="text">
      <style:text-properties officeooo:rsid="000a156c"/>
    </style:style>
    <style:style style:name="T4" style:family="text">
      <style:text-properties officeooo:rsid="000cad60"/>
    </style:style>
    <style:style style:name="T5" style:family="text">
      <style:text-properties officeooo:rsid="000f3a57"/>
    </style:style>
    <style:style style:name="T6" style:family="text">
      <style:text-properties officeooo:rsid="0010edf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ische Universität Dresden</text:p>
      <text:p text:style-name="P1">Fakultät Informatik</text:p>
      <text:p text:style-name="P1">Institut Angewandte Informatik</text:p>
      <text:p text:style-name="P1">Professur Mensch-Computer-Interaktion</text:p>
      <text:p text:style-name="P2">Dozent: Georg Eckert</text:p>
      <text:p text:style-name="P1"/>
      <text:p text:style-name="P1"/>
      <text:p text:style-name="P1"/>
      <text:p text:style-name="P1"/>
      <text:p text:style-name="P3">Projekt – Einführung in die Medieninformatik</text:p>
      <text:p text:style-name="P1"/>
      <text:p text:style-name="P1"/>
      <text:p text:style-name="P1"/>
      <text:p text:style-name="P5">Pflichtenheft</text:p>
      <text:p text:style-name="P5">zur </text:p>
      <text:p text:style-name="P5">Haushaltsap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Mitwirkende</text:p>
      <text:p text:style-name="P1"/>
      <text:p text:style-name="P1">Florian Albrecht</text:p>
      <text:p text:style-name="P1">Carina Malinowska</text:p>
      <text:p text:style-name="P15">Melanie Holz</text:p>
      <text:p text:style-name="P1">Eri<text:span text:style-name="T6">k Zoark</text:span></text:p>
      <text:p text:style-name="P1">Leon <text:span text:style-name="T6">Ose</text:span></text:p>
      <text:p text:style-name="P1"/>
      <text:p text:style-name="P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7"><text:a xlink:type="simple" xlink:href="#__RefHeading___Toc151_1473531222" text:style-name="Index_20_Link" text:visited-style-name="Index_20_Link">1 Zielbestimmung<text:tab/>3</text:a></text:p>
          <text:p text:style-name="P8"><text:a xlink:type="simple" xlink:href="#__RefHeading___Toc153_1473531222" text:style-name="Index_20_Link" text:visited-style-name="Index_20_Link">1.1 Musskriterien<text:tab/>3</text:a></text:p>
          <text:p text:style-name="P8"><text:a xlink:type="simple" xlink:href="#__RefHeading___Toc155_1473531222" text:style-name="Index_20_Link" text:visited-style-name="Index_20_Link">1.2 Wunschkriterien<text:tab/>3</text:a></text:p>
          <text:p text:style-name="P8"><text:a xlink:type="simple" xlink:href="#__RefHeading___Toc157_1473531222" text:style-name="Index_20_Link" text:visited-style-name="Index_20_Link">1.3 Abgrenzungskriterien<text:tab/>3</text:a></text:p>
          <text:p text:style-name="P7"><text:a xlink:type="simple" xlink:href="#__RefHeading___Toc159_1473531222" text:style-name="Index_20_Link" text:visited-style-name="Index_20_Link">2 Produkteinsatz<text:tab/>3</text:a></text:p>
          <text:p text:style-name="P8"><text:a xlink:type="simple" xlink:href="#__RefHeading___Toc161_1473531222" text:style-name="Index_20_Link" text:visited-style-name="Index_20_Link">2.1 Anwendungsbereiche<text:tab/>3</text:a></text:p>
          <text:p text:style-name="P8"><text:a xlink:type="simple" xlink:href="#__RefHeading___Toc163_1473531222" text:style-name="Index_20_Link" text:visited-style-name="Index_20_Link">2.2 Zielgruppen<text:tab/>3</text:a></text:p>
          <text:p text:style-name="P8"><text:a xlink:type="simple" xlink:href="#__RefHeading___Toc165_1473531222" text:style-name="Index_20_Link" text:visited-style-name="Index_20_Link">2.3 Betriebsbedingungen<text:tab/>3</text:a></text:p>
          <text:p text:style-name="P7"><text:a xlink:type="simple" xlink:href="#__RefHeading___Toc167_1473531222" text:style-name="Index_20_Link" text:visited-style-name="Index_20_Link">3. Produktumgebung<text:tab/>3</text:a></text:p>
          <text:p text:style-name="P8"><text:a xlink:type="simple" xlink:href="#__RefHeading___Toc169_1473531222" text:style-name="Index_20_Link" text:visited-style-name="Index_20_Link">3.1 Software<text:tab/>4</text:a></text:p>
          <text:p text:style-name="P8"><text:a xlink:type="simple" xlink:href="#__RefHeading___Toc171_1473531222" text:style-name="Index_20_Link" text:visited-style-name="Index_20_Link">3.2 Hardware<text:tab/>4</text:a></text:p>
          <text:p text:style-name="P8"><text:a xlink:type="simple" xlink:href="#__RefHeading___Toc173_1473531222" text:style-name="Index_20_Link" text:visited-style-name="Index_20_Link">3.3 Produktschnittstellen<text:tab/>4</text:a></text:p>
          <text:p text:style-name="P7"><text:a xlink:type="simple" xlink:href="#__RefHeading___Toc175_1473531222" text:style-name="Index_20_Link" text:visited-style-name="Index_20_Link">4 Produktfunktionen<text:tab/>4</text:a></text:p>
          <text:p text:style-name="P7"><text:a xlink:type="simple" xlink:href="#__RefHeading___Toc177_1473531222" text:style-name="Index_20_Link" text:visited-style-name="Index_20_Link">5 Produktdaten<text:tab/>4</text:a></text:p>
          <text:p text:style-name="P7"><text:a xlink:type="simple" xlink:href="#__RefHeading___Toc179_1473531222" text:style-name="Index_20_Link" text:visited-style-name="Index_20_Link">6 Produktleistungen<text:tab/>4</text:a></text:p>
          <text:p text:style-name="P7"><text:a xlink:type="simple" xlink:href="#__RefHeading___Toc181_1473531222" text:style-name="Index_20_Link" text:visited-style-name="Index_20_Link">7 Benutzeroberfläche<text:tab/>4</text:a></text:p>
          <text:p text:style-name="P8"><text:a xlink:type="simple" xlink:href="#__RefHeading___Toc183_1473531222" text:style-name="Index_20_Link" text:visited-style-name="Index_20_Link">7.1 Startseite<text:tab/>4</text:a></text:p>
        </text:index-body>
      </text:table-of-content>
      <text:p text:style-name="Text_20_body"/>
      <text:h text:style-name="P16" text:outline-level="1"><text:bookmark-start text:name="__RefHeading___Toc151_1473531222"/>1 Zielbestimmung<text:bookmark-end text:name="__RefHeading___Toc151_1473531222"/></text:h>
      <text:p text:style-name="P1"/>
      <text:h text:style-name="Heading_20_2" text:outline-level="2"><text:bookmark-start text:name="__RefHeading___Toc153_1473531222"/>1.1 Musskriterien<text:bookmark-end text:name="__RefHeading___Toc153_1473531222"/></text:h>
      <text:p text:style-name="P10">Die <text:span text:style-name="T1">vollständige</text:span> Haushaltsapp <text:span text:style-name="T1">enthält 4 Hauptanwendungen</text:span>. <text:span text:style-name="T1">Die Anwendungen sollen folgende </text:span>Kriterien erfüllen.</text:p>
      <text:p text:style-name="P10"/>
      <text:list xml:id="list126396110022897086" text:style-name="L1">
        <text:list-item>
          <text:p text:style-name="P11"><text:span text:style-name="T1">Anwendung</text:span> Ausgaben</text:p>
          <text:list>
            <text:list-item>
              <text:p text:style-name="P11"><text:span text:style-name="T1">ein neuer </text:span>Eintrag <text:span text:style-name="T1">für eine Quittung kann hinzugefügt werden. Für jeden neuen Eintrag erhält der Nutzer die Möglichkeit den Preis und Datum mit zu erfassen.</text:span></text:p>
            </text:list-item>
            <text:list-item>
              <text:p text:style-name="P11">die jeweiligen Einträge können im Nachhinein bearbeitet und gelöscht werden zudem werden die Einträge für eine spätere Bearbeitung persistent gespeichert.</text:p>
            </text:list-item>
            <text:list-item>
              <text:p text:style-name="P11">Nach erfolgreichem <text:span text:style-name="T3">A</text:span>nlegen eines neuen Eintrages werden alle Einträge in einer Tabelle dargestellt und eine Gesamtsumme berechnet.</text:p>
              <text:list>
                <text:list-header>
                  <text:p text:style-name="P11"/>
                </text:list-header>
              </text:list>
            </text:list-item>
          </text:list>
        </text:list-item>
        <text:list-item>
          <text:p text:style-name="P11"><text:span text:style-name="T4">Anwendung</text:span> Einkaufsliste</text:p>
          <text:list>
            <text:list-item>
              <text:p text:style-name="P11">Der Nutzer hat die Möglichkeit einen neue Einträge zu Produkten und die benötigte Anzahl hinzuzufügen.</text:p>
            </text:list-item>
            <text:list-item>
              <text:p text:style-name="P11">die jeweiligen Einträge können im Nachhinein bearbeitet und gelöscht werden zudem werden die Einträge für eine spätere Bearbeitung persistent gespeichert.</text:p>
            </text:list-item>
            <text:list-item>
              <text:p text:style-name="P11">Nach dem erfolgreichem Speichern eines neuen Eintrages werden alle bisher getätigten und noch nicht gelöschten Einträge in einer List<text:span text:style-name="T4">e</text:span> angezeigt. Am rechten Rand jedes einzelnen Eintrages gibt es einen Checkbutton, durch den der Nutzer die Möglichkeit hat direkt beim Einkaufen die einzelnen Produkte abzuhacken.</text:p>
            </text:list-item>
          </text:list>
        </text:list-item>
      </text:list>
      <text:p text:style-name="P10"/>
      <text:list xml:id="list125929092209269" text:continue-numbering="true" text:style-name="L1">
        <text:list-item>
          <text:p text:style-name="P11"><text:span text:style-name="T4">Anwendung</text:span> Notizen</text:p>
          <text:list>
            <text:list-item>
              <text:p text:style-name="P11">In dieser Anwendung können einfache Notizen gespeichert werden. Der Nutzer kann einen Notiztitel vergeben und den jeweiligen Text selber bestimmen.</text:p>
            </text:list-item>
            <text:list-item>
              <text:p text:style-name="P11">die jeweiligen <text:span text:style-name="T4">Notizen</text:span> können im Nachhinein bearbeitet und gelöscht werden, zudem werden die Einträge für eine spätere Bearbeitung persistent gespeichert.</text:p>
            </text:list-item>
            <text:list-item>
              <text:p text:style-name="P11">Nach dem erfolgreichen Speichern der neuen Notiz, werden alle bisher erstellten und nicht gelöschten Notizen in einer Liste mit Zeitstempel angezeigt.</text:p>
            </text:list-item>
            <text:list-item>
              <text:p text:style-name="P11">Um wichtige Notizen schnell an sein Umfeld weiter leiten zu können gibt es eine Sharefunktion mit der die Notiz für andere Nutzer zugänglich gemacht wird</text:p>
            </text:list-item>
          </text:list>
        </text:list-item>
      </text:list>
      <text:p text:style-name="P10"><text:soft-page-break/></text:p>
      <text:list xml:id="list125928413366853" text:continue-numbering="true" text:style-name="L1">
        <text:list-item>
          <text:p text:style-name="P11">Anwendung TO-DO</text:p>
          <text:list>
            <text:list-item>
              <text:p text:style-name="P11">In dieser Anwendung erhält der Nutzer die Möglichkeit Aufgaben, die beispielsweise im Haushalt noch zu erledigen sind, abzuspeichern.</text:p>
            </text:list-item>
            <text:list-item>
              <text:p text:style-name="P11">Auch hier können die Einträge im Nachhinein bearbeitet und gelöscht werden. Zudem erfolgt auch hier eine persistente Speicherung.</text:p>
            </text:list-item>
            <text:list-item>
              <text:p text:style-name="P11">Auf der Hauptoberfläche der Anwendung werden alle noch zu erledigenden Aufgaben in einer Liste angezeigt.</text:p>
            </text:list-item>
            <text:list-item>
              <text:p text:style-name="P11">Ähnlich wie bei der Einkaufsliste wir es auch hier einen Checkbutton geben.</text:p>
            </text:list-item>
          </text:list>
        </text:list-item>
      </text:list>
      <text:p text:style-name="P10"/>
      <text:h text:style-name="Heading_20_2" text:outline-level="2"><text:bookmark-start text:name="__RefHeading___Toc155_1473531222"/>1.2 Wunschkriterien<text:bookmark-end text:name="__RefHeading___Toc155_1473531222"/></text:h>
      <text:p text:style-name="P10">Zu den bereits genannten Musskriterien können folgende optionalen Kriterien für die jeweiligen Anwendungen hinzukommen.</text:p>
      <text:list xml:id="list1875017982806211535" text:style-name="L2">
        <text:list-item>
          <text:p text:style-name="P12">Anwendung Ausgaben</text:p>
          <text:list>
            <text:list-item>
              <text:p text:style-name="P12">Von der neuen Quittung kann ein zusätzliches Foto abgespeichert werden und der Nutzer erhält die Möglichkeit eine passende Kategorie für den Eintrag auszuwählen.</text:p>
            </text:list-item>
            <text:list-item>
              <text:p text:style-name="P12">Wenn in einem Haushalt oder einer Wohngemeinschaft die App von mehreren Nutzern genutzt wird, gibt es eine Sharefunktion um den aktuellen Ausgabenstand zu teilen.</text:p>
            </text:list-item>
            <text:list-item>
              <text:p text:style-name="P12">Am Ende des Monats werden alle Einträge graphisch (Diagramm) dargestellt.</text:p>
            </text:list-item>
          </text:list>
        </text:list-item>
      </text:list>
      <text:list xml:id="list1903927191547368479" text:style-name="L3">
        <text:list-item>
          <text:p text:style-name="P13">Anwendung Einkaufsliste</text:p>
          <text:list>
            <text:list-item>
              <text:p text:style-name="P13">Um die Einkaufsliste mehreren Nutzern zugänglich zu machen gibt es eine Sharefunktion.</text:p>
            </text:list-item>
            <text:list-item>
              <text:p text:style-name="P13">Für ein einfacheres Einkaufen, können für die jeweiligen Produkte Kategorien ausgewählt werden.</text:p>
            </text:list-item>
          </text:list>
        </text:list-item>
        <text:list-item>
          <text:p text:style-name="P13">Anwendung Notizen</text:p>
          <text:list>
            <text:list-item>
              <text:p text:style-name="P13">Die Einträge in der Liste werden mit dem aktuellsten Eintrag beginnend sortiert</text:p>
            </text:list-item>
            <text:list-item>
              <text:p text:style-name="P13">In dieser Anwendung kann der Nutzer zwischen einer einfachen Textnotiz, einer Sprachnotiz oder einer Fotonotiz auswählen</text:p>
            </text:list-item>
          </text:list>
        </text:list-item>
        <text:list-item>
          <text:p text:style-name="P13">Anwendung TO-DO</text:p>
          <text:list>
            <text:list-item>
              <text:p text:style-name="P13">Um den <text:span text:style-name="T5">WG.-Alltag</text:span> zu erleichtern wird es eine Sharefunktion für die Aufgaben geben.</text:p>
            </text:list-item>
          </text:list>
        </text:list-item>
      </text:list>
      <text:p text:style-name="P10"/>
      <text:p text:style-name="P10"/>
      <text:h text:style-name="Heading_20_2" text:outline-level="2"><text:bookmark-start text:name="__RefHeading___Toc157_1473531222"/><text:soft-page-break/>1.3 Abgrenzungskriterien<text:bookmark-end text:name="__RefHeading___Toc157_1473531222"/></text:h>
      <text:p text:style-name="P1"/>
      <text:p text:style-name="P1"/>
      <text:p text:style-name="P1"/>
      <text:h text:style-name="Heading_20_1" text:outline-level="1"><text:bookmark-start text:name="__RefHeading___Toc159_1473531222"/>2 Produkteinsatz<text:bookmark-end text:name="__RefHeading___Toc159_1473531222"/></text:h>
      <text:p text:style-name="P1"/>
      <text:h text:style-name="Heading_20_2" text:outline-level="2"><text:bookmark-start text:name="__RefHeading___Toc161_1473531222"/>2.1 Anwendungsbereiche<text:bookmark-end text:name="__RefHeading___Toc161_1473531222"/></text:h>
      <text:p text:style-name="P1"/>
      <text:p text:style-name="P1"/>
      <text:h text:style-name="Heading_20_2" text:outline-level="2"><text:bookmark-start text:name="__RefHeading___Toc163_1473531222"/>2.2 Zielgruppen<text:bookmark-end text:name="__RefHeading___Toc163_1473531222"/></text:h>
      <text:p text:style-name="P1"/>
      <text:p text:style-name="P1"/>
      <text:h text:style-name="Heading_20_2" text:outline-level="2"><text:bookmark-start text:name="__RefHeading___Toc165_1473531222"/>2.3 Betriebsbedingungen<text:bookmark-end text:name="__RefHeading___Toc165_1473531222"/></text:h>
      <text:p text:style-name="P1"/>
      <text:p text:style-name="P1"/>
      <text:p text:style-name="P1"/>
      <text:h text:style-name="Heading_20_1" text:outline-level="1"><text:bookmark-start text:name="__RefHeading___Toc167_1473531222"/>3. Produktumgebung<text:bookmark-end text:name="__RefHeading___Toc167_1473531222"/></text:h>
      <text:p text:style-name="P1"/>
      <text:h text:style-name="Heading_20_2" text:outline-level="2"><text:bookmark-start text:name="__RefHeading___Toc169_1473531222"/>3.1 Software<text:bookmark-end text:name="__RefHeading___Toc169_1473531222"/></text:h>
      <text:p text:style-name="P1"/>
      <text:p text:style-name="P1"/>
      <text:h text:style-name="Heading_20_2" text:outline-level="2"><text:bookmark-start text:name="__RefHeading___Toc171_1473531222"/>3.2 Hardware<text:bookmark-end text:name="__RefHeading___Toc171_1473531222"/></text:h>
      <text:p text:style-name="P1"/>
      <text:p text:style-name="P1"/>
      <text:h text:style-name="Heading_20_2" text:outline-level="2"><text:bookmark-start text:name="__RefHeading___Toc173_1473531222"/>3.3 Produktschnittstellen<text:bookmark-end text:name="__RefHeading___Toc173_1473531222"/></text:h>
      <text:p text:style-name="P1"/>
      <text:p text:style-name="P1"/>
      <text:p text:style-name="P1"/>
      <text:h text:style-name="Heading_20_1" text:outline-level="1"><text:bookmark-start text:name="__RefHeading___Toc175_1473531222"/><text:soft-page-break/>4 Produktfunktionen<text:bookmark-end text:name="__RefHeading___Toc175_1473531222"/></text:h>
      <text:p text:style-name="P1"/>
      <text:p text:style-name="P1"/>
      <text:h text:style-name="Heading_20_1" text:outline-level="1"><text:bookmark-start text:name="__RefHeading___Toc177_1473531222"/>5 Produktdaten<text:bookmark-end text:name="__RefHeading___Toc177_1473531222"/></text:h>
      <text:p text:style-name="P1"/>
      <text:p text:style-name="P1"/>
      <text:h text:style-name="Heading_20_1" text:outline-level="1"><text:bookmark-start text:name="__RefHeading___Toc179_1473531222"/>6 Produktleistungen<text:bookmark-end text:name="__RefHeading___Toc179_1473531222"/></text:h>
      <text:p text:style-name="P2"/>
      <text:p text:style-name="P2"/>
      <text:h text:style-name="Heading_20_1" text:outline-level="1"><text:bookmark-start text:name="__RefHeading___Toc181_1473531222"/>7 Benutzeroberfläche<text:bookmark-end text:name="__RefHeading___Toc181_1473531222"/></text:h>
      <text:p text:style-name="P2"/>
      <text:h text:style-name="Heading_20_2" text:outline-level="2"><text:bookmark-start text:name="__RefHeading___Toc183_1473531222"/>7.1 Startseite<text:bookmark-end text:name="__RefHeading___Toc183_1473531222"/></text:h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0:04:04.302702050</meta:creation-date>
    <dc:date>2017-12-04T12:59:27.234641331</dc:date>
    <meta:editing-duration>PT31M4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7" meta:paragraph-count="83" meta:word-count="603" meta:character-count="4262" meta:non-whitespace-character-count="3770"/>
  </office:meta>
</office:document-meta>
</file>